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99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dash" draw:stroke-dash="Dashed_20__28_var_29_" svg:stroke-color="#ff3333" draw:fill-color="#ff3333" draw:textarea-horizontal-align="center" draw:textarea-vertical-align="middle"/>
    </style:style>
    <style:style style:name="gr3" style:family="graphic">
      <style:graphic-properties draw:stroke="dash" draw:stroke-dash="Dashed_20__28_var_29_" svg:stroke-width="1.45pt" svg:stroke-color="#ff3333" draw:marker-start-width="10.06pt" draw:marker-end-width="10.06pt" draw:fill-color="#ff3333" draw:textarea-horizontal-align="center" draw:textarea-vertical-align="middle" fo:padding-top="0.71pt" fo:padding-bottom="0.71pt" fo:padding-left="0.71pt" fo:padding-right="0.71pt"/>
    </style:style>
    <style:style style:name="gr4" style:family="graphic">
      <style:graphic-properties draw:stroke="dash" draw:stroke-dash="Dashed_20__28_var_29_" svg:stroke-width="0pt" svg:stroke-color="#ff3333" draw:marker-start-width="5.75pt" draw:marker-end-width="5.75pt" draw:fill-color="#ff3333" draw:textarea-horizontal-align="center" draw:textarea-vertical-align="middle" fo:padding-top="0pt" fo:padding-bottom="0pt" fo:padding-left="0pt" fo:padding-right="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ff3333"/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  <style:text-properties fo:font-size="12pt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1.46pt" svg:height="255.26pt" svg:x="449.66pt" svg:y="9.04pt">
            <loext:p draw:notify-on-update-of-ranges="Sheet1.C7:Sheet1.C18 Sheet1.D6:Sheet1.D6 Sheet1.D7:Sheet1.D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7pt" svg:height="255.26pt" svg:x="963.81pt" svg:y="137.62pt">
            <loext:p draw:notify-on-update-of-ranges="Sheet1.E6:Sheet1.E6 Sheet1.E7:Sheet1.E18 Sheet1.D6:Sheet1.D6 Sheet1.D7:Sheet1.D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z-index="2" draw:style-name="gr2" draw:text-style-name="P2" svg:x1="581.44pt" svg:y1="19.59pt" svg:x2="581.44pt" svg:y2="241.71pt">
            <text:p/>
          </draw:line>
          <draw:line draw:z-index="3" draw:style-name="gr2" draw:text-style-name="P3" svg:x1="688.37pt" svg:y1="19.59pt" svg:x2="688.37pt" svg:y2="241.71pt">
            <text:p/>
          </draw:line>
          <draw:line draw:z-index="4" draw:style-name="gr2" draw:text-style-name="P3" svg:x1="795.03pt" svg:y1="19.59pt" svg:x2="795.03pt" svg:y2="241.71pt">
            <text:p/>
          </draw:line>
        </table:shapes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anelas</text:p>
          </table:table-cell>
          <table:table-cell table:style-name="Default" office:value-type="string" calcext:value-type="string">
            <text:p>Similaridade</text:p>
          </table:table-cell>
          <table:table-cell office:value-type="string" calcext:value-type="string">
            <text:p>Limi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00</text:p>
          </table:table-cell>
          <table:table-cell table:style-name="ce1" office:value-type="float" office:value="1" calcext:value-type="float">
            <text:p>1.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564837475569359" calcext:value-type="float">
            <text:p>0.5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516964830548817" calcext:value-type="float">
            <text:p>0.517</text:p>
          </table:table-cell>
          <table:table-cell table:style-name="ce1" office:value-type="float" office:value="1" calcext:value-type="float">
            <text:p>1.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00</text:p>
          </table:table-cell>
          <table:table-cell table:style-name="ce1" office:value-type="float" office:value="1" calcext:value-type="float">
            <text:p>1.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6" calcext:value-type="float">
            <text:p>0.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431.46pt" svg:height="255.26pt" svg:x="512.05pt" svg:y="491.7pt">
            <loext:p draw:notify-on-update-of-ranges="Sheet2.A9:Sheet2.A49 Sheet1.D6:Sheet1.D6 Sheet2.B9:Sheet2.B4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g draw:z-index="1">
            <draw:frame draw:style-name="gr1" draw:text-style-name="P1" svg:width="673.63pt" svg:height="282.33pt" svg:x="673.82pt" svg:y="17.35pt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  <draw:line draw:style-name="gr3" draw:text-style-name="P3" svg:x1="766.83pt" svg:y1="37.02pt" svg:x2="766.83pt" svg:y2="259.14pt">
              <text:p/>
            </draw:line>
            <draw:line draw:style-name="gr3" draw:text-style-name="P3" svg:x1="892.63pt" svg:y1="37.02pt" svg:x2="892.63pt" svg:y2="259.14pt">
              <text:p/>
            </draw:line>
            <draw:line draw:style-name="gr3" draw:text-style-name="P3" svg:x1="1093.75pt" svg:y1="37.02pt" svg:x2="1093.75pt" svg:y2="259.14pt">
              <text:p/>
            </draw:line>
          </draw:g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3" table:default-cell-style-name="ce1"/>
        <table:table-column table:style-name="co1" table:number-columns-repeated="3" table:default-cell-style-name="Default"/>
        <table:table-row table:style-name="ro1" table:number-rows-repeated="7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anelas</text:p>
          </table:table-cell>
          <table:table-cell table:style-name="Default" office:value-type="string" calcext:value-type="string">
            <text:p>Similaridade</text:p>
          </table:table-cell>
          <table:table-cell office:value-type="string" calcext:value-type="string">
            <text:p>Limites</text:p>
          </table:table-cell>
          <table:table-cell/>
          <table:table-cell office:value-type="float" office:value="0.393967930878816" calcext:value-type="float">
            <text:p>0.394</text:p>
          </table:table-cell>
          <table:table-cell table:formula="of:=0.7+([.E8]/3)" office:value-type="float" office:value="0.831322643626272" calcext:value-type="float">
            <text:p>0.831322643626272</text:p>
          </table:table-cell>
          <table:table-cell table:formula="of:=[.F8]-0.15" office:value-type="float" office:value="0.681322643626272" calcext:value-type="float">
            <text:p>0.681322643626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967930878817" calcext:value-type="float">
            <text:p>0.6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09019070551118" calcext:value-type="float">
            <text:p>0.509</text:p>
          </table:table-cell>
          <table:table-cell table:formula="of:=0.7+([.E9]/3)" office:value-type="float" office:value="0.869673023517039" calcext:value-type="float">
            <text:p>0.869673023517039</text:p>
          </table:table-cell>
          <table:table-cell table:formula="of:=[.F9]-0.15" office:value-type="float" office:value="0.719673023517039" calcext:value-type="float">
            <text:p>0.719673023517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809019070551118" calcext:value-type="float">
            <text:p>0.8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39017199555426" calcext:value-type="float">
            <text:p>0.239</text:p>
          </table:table-cell>
          <table:table-cell table:formula="of:=0.7+([.E10]/3)" office:value-type="float" office:value="0.779672399851809" calcext:value-type="float">
            <text:p>0.779672399851809</text:p>
          </table:table-cell>
          <table:table-cell table:formula="of:=[.F10]-0.15" office:value-type="float" office:value="0.629672399851809" calcext:value-type="float">
            <text:p>0.6296723998518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65" calcext:value-type="float">
            <text:p>0.6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10937344797678" calcext:value-type="float">
            <text:p>0.711</text:p>
          </table:table-cell>
          <table:table-cell table:formula="of:=0.7+([.E11]/3)" office:value-type="float" office:value="0.936979114932559" calcext:value-type="float">
            <text:p>0.936979114932559</text:p>
          </table:table-cell>
          <table:table-cell table:formula="of:=[.F11]-0.15" office:value-type="float" office:value="0.786979114932559" calcext:value-type="float">
            <text:p>0.7869791149325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71" calcext:value-type="float">
            <text:p>0.710</text:p>
          </table:table-cell>
          <table:table-cell table:style-name="ce1" office:value-type="float" office:value="1" calcext:value-type="float">
            <text:p>1.000</text:p>
          </table:table-cell>
          <table:table-cell/>
          <table:table-cell office:value-type="float" office:value="0.0447267709000194" calcext:value-type="float">
            <text:p>0.045</text:p>
          </table:table-cell>
          <table:table-cell office:value-type="float" office:value="0.5" calcext:value-type="float">
            <text:p>0.5</text:p>
          </table:table-cell>
          <table:table-cell table:formula="of:=[.F12]-0.15" office:value-type="float" office:value="0.35" calcext:value-type="float">
            <text:p>0.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344726770900019" calcext:value-type="float">
            <text:p>0.3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94277876557051" calcext:value-type="float">
            <text:p>0.694</text:p>
          </table:table-cell>
          <table:table-cell table:formula="of:=0.7+([.E13]/3)" office:value-type="float" office:value="0.93142595885235" calcext:value-type="float">
            <text:p>0.93142595885235</text:p>
          </table:table-cell>
          <table:table-cell table:formula="of:=[.F13]-0.15" office:value-type="float" office:value="0.78142595885235" calcext:value-type="float">
            <text:p>0.781425958852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994277876557051" calcext:value-type="float">
            <text:p>0.9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39379860502563" calcext:value-type="float">
            <text:p>0.639</text:p>
          </table:table-cell>
          <table:table-cell table:formula="of:=0.7+([.E14]/3)" office:value-type="float" office:value="0.913126620167521" calcext:value-type="float">
            <text:p>0.913126620167521</text:p>
          </table:table-cell>
          <table:table-cell table:formula="of:=[.F14]-0.15" office:value-type="float" office:value="0.763126620167521" calcext:value-type="float">
            <text:p>0.7631266201675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939379860502563" calcext:value-type="float">
            <text:p>0.939</text:p>
          </table:table-cell>
          <table:table-cell table:style-name="ce1" office:value-type="float" office:value="1" calcext:value-type="float">
            <text:p>1.000</text:p>
          </table:table-cell>
          <table:table-cell/>
          <table:table-cell office:value-type="float" office:value="0.655033417386582" calcext:value-type="float">
            <text:p>0.655</text:p>
          </table:table-cell>
          <table:table-cell table:formula="of:=0.7+([.E15]/3)" office:value-type="float" office:value="0.918344472462194" calcext:value-type="float">
            <text:p>0.918344472462194</text:p>
          </table:table-cell>
          <table:table-cell table:formula="of:=[.F15]-0.15" office:value-type="float" office:value="0.768344472462194" calcext:value-type="float">
            <text:p>0.7683444724621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.955033417386582" calcext:value-type="float">
            <text:p>0.9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56321958981397" calcext:value-type="float">
            <text:p>0.556</text:p>
          </table:table-cell>
          <table:table-cell table:formula="of:=0.7+([.E16]/3)" office:value-type="float" office:value="0.885440652993799" calcext:value-type="float">
            <text:p>0.885440652993799</text:p>
          </table:table-cell>
          <table:table-cell table:formula="of:=[.F16]-0.15" office:value-type="float" office:value="0.735440652993799" calcext:value-type="float">
            <text:p>0.7354406529937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56321958981397" calcext:value-type="float">
            <text:p>0.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24492347358197" calcext:value-type="float">
            <text:p>0.624</text:p>
          </table:table-cell>
          <table:table-cell table:formula="of:=0.7+([.E17]/3)" office:value-type="float" office:value="0.908164115786066" calcext:value-type="float">
            <text:p>0.908164115786066</text:p>
          </table:table-cell>
          <table:table-cell table:formula="of:=[.F17]-0.15" office:value-type="float" office:value="0.758164115786066" calcext:value-type="float">
            <text:p>0.7581641157860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.924492347358197" calcext:value-type="float">
            <text:p>0.924</text:p>
          </table:table-cell>
          <table:table-cell table:style-name="ce1" office:value-type="float" office:value="1" calcext:value-type="float">
            <text:p>1.000</text:p>
          </table:table-cell>
          <table:table-cell/>
          <table:table-cell office:value-type="float" office:value="0.628120209277377" calcext:value-type="float">
            <text:p>0.628</text:p>
          </table:table-cell>
          <table:table-cell table:formula="of:=0.7+([.E18]/3)" office:value-type="float" office:value="0.909373403092459" calcext:value-type="float">
            <text:p>0.909373403092459</text:p>
          </table:table-cell>
          <table:table-cell table:formula="of:=[.F18]-0.15" office:value-type="float" office:value="0.759373403092459" calcext:value-type="float">
            <text:p>0.7593734030924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0.928120209277377" calcext:value-type="float">
            <text:p>0.9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51094526058473" calcext:value-type="float">
            <text:p>0.851</text:p>
          </table:table-cell>
          <table:table-cell table:formula="of:=0.7+([.E19]/3)" office:value-type="float" office:value="0.983698175352824" calcext:value-type="float">
            <text:p>0.983698175352824</text:p>
          </table:table-cell>
          <table:table-cell table:formula="of:=[.F19]-0.15" office:value-type="float" office:value="0.833698175352824" calcext:value-type="float">
            <text:p>0.8336981753528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0.8" calcext:value-type="float">
            <text:p>0.8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27480744295011" calcext:value-type="float">
            <text:p>0.127</text:p>
          </table:table-cell>
          <table:table-cell office:value-type="float" office:value="0.32" calcext:value-type="float">
            <text:p>0.32</text:p>
          </table:table-cell>
          <table:table-cell table:formula="of:=[.F20]-0.15" office:value-type="float" office:value="0.17" calcext:value-type="float">
            <text:p>0.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0.427480744295011" calcext:value-type="float">
            <text:p>0.427</text:p>
          </table:table-cell>
          <table:table-cell table:number-columns-repeated="2"/>
          <table:table-cell office:value-type="float" office:value="0.563030953468136" calcext:value-type="float">
            <text:p>0.563</text:p>
          </table:table-cell>
          <table:table-cell table:formula="of:=0.7+([.E21]/3)" office:value-type="float" office:value="0.887676984489379" calcext:value-type="float">
            <text:p>0.887676984489379</text:p>
          </table:table-cell>
          <table:table-cell table:formula="of:=[.F21]-0.15" office:value-type="float" office:value="0.737676984489379" calcext:value-type="float">
            <text:p>0.7376769844893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0.863030953468135" calcext:value-type="float">
            <text:p>0.863</text:p>
          </table:table-cell>
          <table:table-cell table:number-columns-repeated="2"/>
          <table:table-cell office:value-type="float" office:value="0.387294164533241" calcext:value-type="float">
            <text:p>0.387</text:p>
          </table:table-cell>
          <table:table-cell table:formula="of:=0.7+([.E22]/3)" office:value-type="float" office:value="0.829098054844414" calcext:value-type="float">
            <text:p>0.829098054844414</text:p>
          </table:table-cell>
          <table:table-cell table:formula="of:=[.F22]-0.15" office:value-type="float" office:value="0.679098054844414" calcext:value-type="float">
            <text:p>0.6790980548444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 table:number-columns-repeated="2"/>
          <table:table-cell office:value-type="float" office:value="0.997666679029685" calcext:value-type="float">
            <text:p>0.998</text:p>
          </table:table-cell>
          <table:table-cell table:formula="of:=0.7+([.E23]/3)" office:value-type="float" office:value="1.03255555967656" calcext:value-type="float">
            <text:p>1.03255555967656</text:p>
          </table:table-cell>
          <table:table-cell table:formula="of:=[.F23]-0.15" office:value-type="float" office:value="0.882555559676562" calcext:value-type="float">
            <text:p>0.8825555596765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75" calcext:value-type="float">
            <text:p>0.750</text:p>
          </table:table-cell>
          <table:table-cell table:number-columns-repeated="2"/>
          <table:table-cell office:value-type="float" office:value="0.460915301912602" calcext:value-type="float">
            <text:p>0.461</text:p>
          </table:table-cell>
          <table:table-cell table:formula="of:=0.7+([.E24]/3)" office:value-type="float" office:value="0.853638433970867" calcext:value-type="float">
            <text:p>0.853638433970867</text:p>
          </table:table-cell>
          <table:table-cell table:formula="of:=[.F24]-0.15" office:value-type="float" office:value="0.703638433970867" calcext:value-type="float">
            <text:p>0.7036384339708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60915301912602" calcext:value-type="float">
            <text:p>0.761</text:p>
          </table:table-cell>
          <table:table-cell table:number-columns-repeated="2"/>
          <table:table-cell office:value-type="float" office:value="0.74056458482297" calcext:value-type="float">
            <text:p>0.741</text:p>
          </table:table-cell>
          <table:table-cell table:formula="of:=0.7+([.E25]/3)" office:value-type="float" office:value="0.946854861607657" calcext:value-type="float">
            <text:p>0.946854861607657</text:p>
          </table:table-cell>
          <table:table-cell table:formula="of:=[.F25]-0.15" office:value-type="float" office:value="0.796854861607657" calcext:value-type="float">
            <text:p>0.7968548616076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0.85" calcext:value-type="float">
            <text:p>0.850</text:p>
          </table:table-cell>
          <table:table-cell table:number-columns-repeated="2"/>
          <table:table-cell office:value-type="float" office:value="0.319646138091971" calcext:value-type="float">
            <text:p>0.320</text:p>
          </table:table-cell>
          <table:table-cell table:formula="of:=0.7+([.E26]/3)" office:value-type="float" office:value="0.806548712697324" calcext:value-type="float">
            <text:p>0.806548712697324</text:p>
          </table:table-cell>
          <table:table-cell table:formula="of:=[.F26]-0.15" office:value-type="float" office:value="0.656548712697324" calcext:value-type="float">
            <text:p>0.6565487126973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0.619646138091971" calcext:value-type="float">
            <text:p>0.620</text:p>
          </table:table-cell>
          <table:table-cell table:number-columns-repeated="2"/>
          <table:table-cell office:value-type="float" office:value="0.95741305906375" calcext:value-type="float">
            <text:p>0.957</text:p>
          </table:table-cell>
          <table:table-cell table:formula="of:=0.7+([.E27]/3)" office:value-type="float" office:value="1.01913768635458" calcext:value-type="float">
            <text:p>1.01913768635458</text:p>
          </table:table-cell>
          <table:table-cell table:formula="of:=[.F27]-0.15" office:value-type="float" office:value="0.869137686354583" calcext:value-type="float">
            <text:p>0.8691376863545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0.9" calcext:value-type="float">
            <text:p>0.900</text:p>
          </table:table-cell>
          <table:table-cell table:number-columns-repeated="2"/>
          <table:table-cell office:value-type="float" office:value="0.805296831123972" calcext:value-type="float">
            <text:p>0.805</text:p>
          </table:table-cell>
          <table:table-cell table:formula="of:=0.7+([.E28]/3)" office:value-type="float" office:value="0.968432277041324" calcext:value-type="float">
            <text:p>0.968432277041324</text:p>
          </table:table-cell>
          <table:table-cell table:formula="of:=[.F28]-0.15" office:value-type="float" office:value="0.818432277041324" calcext:value-type="float">
            <text:p>0.8184322770413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0.9" calcext:value-type="float">
            <text:p>0.900</text:p>
          </table:table-cell>
          <table:table-cell table:number-columns-repeated="2"/>
          <table:table-cell office:value-type="float" office:value="0.47062531805723" calcext:value-type="float">
            <text:p>0.471</text:p>
          </table:table-cell>
          <table:table-cell table:formula="of:=0.7+([.E29]/3)" office:value-type="float" office:value="0.856875106019077" calcext:value-type="float">
            <text:p>0.856875106019077</text:p>
          </table:table-cell>
          <table:table-cell table:formula="of:=[.F29]-0.15" office:value-type="float" office:value="0.706875106019077" calcext:value-type="float">
            <text:p>0.7068751060190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0.77062531805723" calcext:value-type="float">
            <text:p>0.771</text:p>
          </table:table-cell>
          <table:table-cell table:number-columns-repeated="2"/>
          <table:table-cell office:value-type="float" office:value="0.643438620560987" calcext:value-type="float">
            <text:p>0.643</text:p>
          </table:table-cell>
          <table:table-cell table:formula="of:=0.7+([.E30]/3)" office:value-type="float" office:value="0.914479540186996" calcext:value-type="float">
            <text:p>0.914479540186996</text:p>
          </table:table-cell>
          <table:table-cell table:formula="of:=[.F30]-0.15" office:value-type="float" office:value="0.764479540186996" calcext:value-type="float">
            <text:p>0.7644795401869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0.943438620560987" calcext:value-type="float">
            <text:p>0.943</text:p>
          </table:table-cell>
          <table:table-cell table:number-columns-repeated="2"/>
          <table:table-cell office:value-type="float" office:value="0.183836069573357" calcext:value-type="float">
            <text:p>0.184</text:p>
          </table:table-cell>
          <table:table-cell table:formula="of:=0.7+([.E31]/3)" office:value-type="float" office:value="0.761278689857786" calcext:value-type="float">
            <text:p>0.761278689857786</text:p>
          </table:table-cell>
          <table:table-cell table:formula="of:=[.F31]-0.15" office:value-type="float" office:value="0.611278689857786" calcext:value-type="float">
            <text:p>0.6112786898577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0.483836069573357" calcext:value-type="float">
            <text:p>0.484</text:p>
          </table:table-cell>
          <table:table-cell table:number-columns-repeated="2"/>
          <table:table-cell office:value-type="float" office:value="0.501909138218493" calcext:value-type="float">
            <text:p>0.502</text:p>
          </table:table-cell>
          <table:table-cell office:value-type="float" office:value="0.65" calcext:value-type="float">
            <text:p>0.65</text:p>
          </table:table-cell>
          <table:table-cell table:formula="of:=[.F32]-0.15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801909138218493" calcext:value-type="float">
            <text:p>0.802</text:p>
          </table:table-cell>
          <table:table-cell table:number-columns-repeated="2"/>
          <table:table-cell office:value-type="float" office:value="0.176358392210717" calcext:value-type="float">
            <text:p>0.176</text:p>
          </table:table-cell>
          <table:table-cell office:value-type="float" office:value="0.4" calcext:value-type="float">
            <text:p>0.4</text:p>
          </table:table-cell>
          <table:table-cell table:formula="of:=[.F33]-0.15" office:value-type="float" office:value="0.25" calcext:value-type="float">
            <text:p>0.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0.476358392210717" calcext:value-type="float">
            <text:p>0.476</text:p>
          </table:table-cell>
          <table:table-cell table:number-columns-repeated="2"/>
          <table:table-cell office:value-type="float" office:value="0.513390059941605" calcext:value-type="float">
            <text:p>0.513</text:p>
          </table:table-cell>
          <table:table-cell table:formula="of:=0.7+([.E34]/3)" office:value-type="float" office:value="0.871130019980535" calcext:value-type="float">
            <text:p>0.871130019980535</text:p>
          </table:table-cell>
          <table:table-cell table:formula="of:=[.F34]-0.15" office:value-type="float" office:value="0.721130019980535" calcext:value-type="float">
            <text:p>0.7211300199805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0.813390059941605" calcext:value-type="float">
            <text:p>0.813</text:p>
          </table:table-cell>
          <table:table-cell table:number-columns-repeated="2"/>
          <table:table-cell office:value-type="float" office:value="0.531413602462248" calcext:value-type="float">
            <text:p>0.531</text:p>
          </table:table-cell>
          <table:table-cell table:formula="of:=0.7+([.E35]/3)" office:value-type="float" office:value="0.877137867487416" calcext:value-type="float">
            <text:p>0.877137867487416</text:p>
          </table:table-cell>
          <table:table-cell table:formula="of:=[.F35]-0.15" office:value-type="float" office:value="0.727137867487416" calcext:value-type="float">
            <text:p>0.7271378674874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0.831413602462248" calcext:value-type="float">
            <text:p>0.831</text:p>
          </table:table-cell>
          <table:table-cell table:number-columns-repeated="2"/>
          <table:table-cell office:value-type="float" office:value="0.758915599345139" calcext:value-type="float">
            <text:p>0.759</text:p>
          </table:table-cell>
          <table:table-cell table:formula="of:=0.7+([.E36]/3)" office:value-type="float" office:value="0.95297186644838" calcext:value-type="float">
            <text:p>0.95297186644838</text:p>
          </table:table-cell>
          <table:table-cell table:formula="of:=[.F36]-0.15" office:value-type="float" office:value="0.80297186644838" calcext:value-type="float">
            <text:p>0.802971866448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.05891559934514" calcext:value-type="float">
            <text:p>1.059</text:p>
          </table:table-cell>
          <table:table-cell table:number-columns-repeated="2"/>
          <table:table-cell office:value-type="float" office:value="0.779691651944473" calcext:value-type="float">
            <text:p>0.780</text:p>
          </table:table-cell>
          <table:table-cell table:formula="of:=0.7+([.E37]/3)" office:value-type="float" office:value="0.959897217314824" calcext:value-type="float">
            <text:p>0.959897217314824</text:p>
          </table:table-cell>
          <table:table-cell table:formula="of:=[.F37]-0.15" office:value-type="float" office:value="0.809897217314824" calcext:value-type="float">
            <text:p>0.809897217314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.07969165194447" calcext:value-type="float">
            <text:p>1.080</text:p>
          </table:table-cell>
          <table:table-cell table:number-columns-repeated="2"/>
          <table:table-cell office:value-type="float" office:value="0.74438278635597" calcext:value-type="float">
            <text:p>0.744</text:p>
          </table:table-cell>
          <table:table-cell table:formula="of:=0.7+([.E38]/3)" office:value-type="float" office:value="0.94812759545199" calcext:value-type="float">
            <text:p>0.94812759545199</text:p>
          </table:table-cell>
          <table:table-cell table:formula="of:=[.F38]-0.15" office:value-type="float" office:value="0.79812759545199" calcext:value-type="float">
            <text:p>0.7981275954519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.04438278635597" calcext:value-type="float">
            <text:p>1.044</text:p>
          </table:table-cell>
          <table:table-cell table:number-columns-repeated="2"/>
          <table:table-cell office:value-type="float" office:value="0.854204961453134" calcext:value-type="float">
            <text:p>0.854</text:p>
          </table:table-cell>
          <table:table-cell table:formula="of:=0.7+([.E39]/3)" office:value-type="float" office:value="0.984734987151045" calcext:value-type="float">
            <text:p>0.984734987151045</text:p>
          </table:table-cell>
          <table:table-cell table:formula="of:=[.F39]-0.15" office:value-type="float" office:value="0.834734987151045" calcext:value-type="float">
            <text:p>0.8347349871510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.15420496145313" calcext:value-type="float">
            <text:p>1.154</text:p>
          </table:table-cell>
          <table:table-cell table:number-columns-repeated="2"/>
          <table:table-cell office:value-type="float" office:value="0.928471174177124" calcext:value-type="float">
            <text:p>0.928</text:p>
          </table:table-cell>
          <table:table-cell table:formula="of:=0.7+([.E40]/3)" office:value-type="float" office:value="1.00949039139237" calcext:value-type="float">
            <text:p>1.00949039139237</text:p>
          </table:table-cell>
          <table:table-cell table:formula="of:=[.F40]-0.15" office:value-type="float" office:value="0.859490391392375" calcext:value-type="float">
            <text:p>0.8594903913923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22847117417712" calcext:value-type="float">
            <text:p>1.228</text:p>
          </table:table-cell>
          <table:table-cell table:number-columns-repeated="2"/>
          <table:table-cell office:value-type="float" office:value="0.834221173143694" calcext:value-type="float">
            <text:p>0.834</text:p>
          </table:table-cell>
          <table:table-cell table:formula="of:=0.7+([.E41]/3)" office:value-type="float" office:value="0.978073724381231" calcext:value-type="float">
            <text:p>0.978073724381231</text:p>
          </table:table-cell>
          <table:table-cell table:formula="of:=[.F41]-0.15" office:value-type="float" office:value="0.828073724381231" calcext:value-type="float">
            <text:p>0.8280737243812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.13422117314369" calcext:value-type="float">
            <text:p>1.134</text:p>
          </table:table-cell>
          <table:table-cell table:number-columns-repeated="2"/>
          <table:table-cell office:value-type="float" office:value="0.318047386134939" calcext:value-type="float">
            <text:p>0.318</text:p>
          </table:table-cell>
          <table:table-cell table:formula="of:=0.7+([.E42]/3)" office:value-type="float" office:value="0.806015795378313" calcext:value-type="float">
            <text:p>0.806015795378313</text:p>
          </table:table-cell>
          <table:table-cell table:formula="of:=[.F42]-0.15" office:value-type="float" office:value="0.656015795378313" calcext:value-type="float">
            <text:p>0.6560157953783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618047386134939" calcext:value-type="float">
            <text:p>0.618</text:p>
          </table:table-cell>
          <table:table-cell table:number-columns-repeated="2"/>
          <table:table-cell office:value-type="float" office:value="0.692359311936262" calcext:value-type="float">
            <text:p>0.692</text:p>
          </table:table-cell>
          <table:table-cell table:formula="of:=0.7+([.E43]/3)" office:value-type="float" office:value="0.930786437312087" calcext:value-type="float">
            <text:p>0.930786437312087</text:p>
          </table:table-cell>
          <table:table-cell table:formula="of:=[.F43]-0.15" office:value-type="float" office:value="0.780786437312087" calcext:value-type="float">
            <text:p>0.78078643731208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0.992359311936262" calcext:value-type="float">
            <text:p>0.992</text:p>
          </table:table-cell>
          <table:table-cell table:number-columns-repeated="2"/>
          <table:table-cell office:value-type="float" office:value="0.716171640319162" calcext:value-type="float">
            <text:p>0.716</text:p>
          </table:table-cell>
          <table:table-cell table:formula="of:=0.7+([.E44]/3)" office:value-type="float" office:value="0.938723880106387" calcext:value-type="float">
            <text:p>0.938723880106387</text:p>
          </table:table-cell>
          <table:table-cell table:formula="of:=[.F44]-0.15" office:value-type="float" office:value="0.788723880106387" calcext:value-type="float">
            <text:p>0.78872388010638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1.01617164031916" calcext:value-type="float">
            <text:p>1.016</text:p>
          </table:table-cell>
          <table:table-cell table:number-columns-repeated="2"/>
          <table:table-cell office:value-type="float" office:value="0.243383698896308" calcext:value-type="float">
            <text:p>0.243</text:p>
          </table:table-cell>
          <table:table-cell table:formula="of:=0.7+([.E45]/3)" office:value-type="float" office:value="0.781127899632103" calcext:value-type="float">
            <text:p>0.781127899632103</text:p>
          </table:table-cell>
          <table:table-cell table:formula="of:=[.F45]-0.15" office:value-type="float" office:value="0.631127899632103" calcext:value-type="float">
            <text:p>0.6311278996321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0.543383698896308" calcext:value-type="float">
            <text:p>0.543</text:p>
          </table:table-cell>
          <table:table-cell table:number-columns-repeated="2"/>
          <table:table-cell office:value-type="float" office:value="0.4203867097023" calcext:value-type="float">
            <text:p>0.420</text:p>
          </table:table-cell>
          <table:table-cell table:formula="of:=0.7+([.E46]/3)" office:value-type="float" office:value="0.8401289032341" calcext:value-type="float">
            <text:p>0.8401289032341</text:p>
          </table:table-cell>
          <table:table-cell table:formula="of:=[.F46]-0.15" office:value-type="float" office:value="0.6901289032341" calcext:value-type="float">
            <text:p>0.69012890323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0.7203867097023" calcext:value-type="float">
            <text:p>0.720</text:p>
          </table:table-cell>
          <table:table-cell table:number-columns-repeated="2"/>
          <table:table-cell office:value-type="float" office:value="0.649788492813784" calcext:value-type="float">
            <text:p>0.650</text:p>
          </table:table-cell>
          <table:table-cell office:value-type="float" office:value="0.55" calcext:value-type="float">
            <text:p>0.55</text:p>
          </table:table-cell>
          <table:table-cell table:formula="of:=[.F47]-0.15" office:value-type="float" office:value="0.4" calcext:value-type="float">
            <text:p>0.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949788492813784" calcext:value-type="float">
            <text:p>0.950</text:p>
          </table:table-cell>
          <table:table-cell table:number-columns-repeated="2"/>
          <table:table-cell office:value-type="float" office:value="0.8013005370487" calcext:value-type="float">
            <text:p>0.801</text:p>
          </table:table-cell>
          <table:table-cell office:value-type="float" office:value="0.6" calcext:value-type="float">
            <text:p>0.6</text:p>
          </table:table-cell>
          <table:table-cell table:formula="of:=[.F48]-0.15" office:value-type="float" office:value="0.45" calcext:value-type="float">
            <text:p>0.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013005370487" calcext:value-type="float">
            <text:p>1.101</text:p>
          </table:table-cell>
          <table:table-cell table:number-columns-repeated="2"/>
          <table:table-cell table:style-name="Default"/>
          <table:table-cell table:number-columns-repeated="3"/>
        </table:table-row>
      </table:table>
      <table:table table:name="Sheet3" table:style-name="ta1">
        <table:shapes>
          <draw:frame draw:z-index="0" draw:style-name="gr1" draw:text-style-name="P4" svg:width="673.63pt" svg:height="282.33pt" svg:x="0pt" svg:y="0pt">
            <loext:p draw:notify-on-update-of-ranges="Sheet3.M3:Sheet3.M38 Sheet1.D6:Sheet1.D6 Sheet3.N3:Sheet3.N3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line draw:z-index="1" draw:style-name="gr4" draw:text-style-name="P3" svg:x1="127.02pt" svg:y1="28.18pt" svg:x2="127.02pt" svg:y2="209.93pt">
            <text:p/>
          </draw:line>
          <draw:line draw:z-index="2" draw:style-name="gr4" draw:text-style-name="P3" svg:x1="262.91pt" svg:y1="28.18pt" svg:x2="262.91pt" svg:y2="209.93pt">
            <text:p/>
          </draw:line>
          <draw:line draw:z-index="3" draw:style-name="gr4" draw:text-style-name="P3" svg:x1="482.74pt" svg:y1="28.18pt" svg:x2="482.74pt" svg:y2="209.93pt">
            <text:p/>
          </draw:lin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table:formula="of:=[.L3]*2" office:value-type="float" office:value="0" calcext:value-type="float">
            <text:p>0</text:p>
          </table:table-cell>
          <table:table-cell office:value-type="float" office:value="0.681322643626272" calcext:value-type="float">
            <text:p>0.681322643626272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0.719673023517039" calcext:value-type="float">
            <text:p>0.719673023517039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0.629672399851809" calcext:value-type="float">
            <text:p>0.629672399851809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/>
          <table:table-cell office:value-type="float" office:value="0.786979114932559" calcext:value-type="float">
            <text:p>0.786979114932559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/>
          <table:table-cell office:value-type="float" office:value="0.35" calcext:value-type="float">
            <text:p>0.35</text:p>
          </table:table-cell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table:formula="of:=[.L8]*2" office:value-type="float" office:value="10" calcext:value-type="float">
            <text:p>10</text:p>
          </table:table-cell>
          <table:table-cell office:value-type="float" office:value="0.78142595885235" calcext:value-type="float">
            <text:p>0.78142595885235</text:p>
          </table:table-cell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/>
          <table:table-cell office:value-type="float" office:value="0.763126620167521" calcext:value-type="float">
            <text:p>0.763126620167521</text:p>
          </table:table-cell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/>
          <table:table-cell office:value-type="float" office:value="0.768344472462194" calcext:value-type="float">
            <text:p>0.768344472462194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/>
          <table:table-cell office:value-type="float" office:value="0.735440652993799" calcext:value-type="float">
            <text:p>0.735440652993799</text:p>
          </table:table-cell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/>
          <table:table-cell office:value-type="float" office:value="0.758164115786066" calcext:value-type="float">
            <text:p>0.758164115786066</text:p>
          </table:table-cell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table:formula="of:=[.L13]*2" office:value-type="float" office:value="20" calcext:value-type="float">
            <text:p>20</text:p>
          </table:table-cell>
          <table:table-cell office:value-type="float" office:value="0.759373403092459" calcext:value-type="float">
            <text:p>0.759373403092459</text:p>
          </table:table-cell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/>
          <table:table-cell office:value-type="float" office:value="0.833698175352824" calcext:value-type="float">
            <text:p>0.833698175352824</text:p>
          </table:table-cell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/>
          <table:table-cell office:value-type="float" office:value="0.17" calcext:value-type="float">
            <text:p>0.17</text:p>
          </table:table-cell>
        </table:table-row>
        <table:table-row table:style-name="ro1">
          <table:table-cell table:number-columns-repeated="11"/>
          <table:table-cell office:value-type="float" office:value="13" calcext:value-type="float">
            <text:p>13</text:p>
          </table:table-cell>
          <table:table-cell/>
          <table:table-cell office:value-type="float" office:value="0.737676984489379" calcext:value-type="float">
            <text:p>0.737676984489379</text:p>
          </table:table-cell>
        </table:table-row>
        <table:table-row table:style-name="ro1">
          <table:table-cell table:number-columns-repeated="11"/>
          <table:table-cell office:value-type="float" office:value="14" calcext:value-type="float">
            <text:p>14</text:p>
          </table:table-cell>
          <table:table-cell/>
          <table:table-cell office:value-type="float" office:value="0.679098054844414" calcext:value-type="float">
            <text:p>0.679098054844414</text:p>
          </table:table-cell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table:formula="of:=[.L18]*2" office:value-type="float" office:value="30" calcext:value-type="float">
            <text:p>30</text:p>
          </table:table-cell>
          <table:table-cell office:value-type="float" office:value="0.882555559676562" calcext:value-type="float">
            <text:p>0.882555559676562</text:p>
          </table:table-cell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/>
          <table:table-cell office:value-type="float" office:value="0.703638433970867" calcext:value-type="float">
            <text:p>0.703638433970867</text:p>
          </table:table-cell>
        </table:table-row>
        <table:table-row table:style-name="ro1">
          <table:table-cell table:number-columns-repeated="11"/>
          <table:table-cell office:value-type="float" office:value="17" calcext:value-type="float">
            <text:p>17</text:p>
          </table:table-cell>
          <table:table-cell/>
          <table:table-cell office:value-type="float" office:value="0.796854861607657" calcext:value-type="float">
            <text:p>0.796854861607657</text:p>
          </table:table-cell>
        </table:table-row>
        <table:table-row table:style-name="ro1">
          <table:table-cell table:number-columns-repeated="11"/>
          <table:table-cell office:value-type="float" office:value="18" calcext:value-type="float">
            <text:p>18</text:p>
          </table:table-cell>
          <table:table-cell/>
          <table:table-cell office:value-type="float" office:value="0.656548712697324" calcext:value-type="float">
            <text:p>0.656548712697324</text:p>
          </table:table-cell>
        </table:table-row>
        <table:table-row table:style-name="ro1">
          <table:table-cell table:number-columns-repeated="11"/>
          <table:table-cell office:value-type="float" office:value="19" calcext:value-type="float">
            <text:p>19</text:p>
          </table:table-cell>
          <table:table-cell/>
          <table:table-cell office:value-type="float" office:value="0.869137686354583" calcext:value-type="float">
            <text:p>0.869137686354583</text:p>
          </table:table-cell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formula="of:=[.L23]*2" office:value-type="float" office:value="40" calcext:value-type="float">
            <text:p>40</text:p>
          </table:table-cell>
          <table:table-cell office:value-type="float" office:value="0.818432277041324" calcext:value-type="float">
            <text:p>0.818432277041324</text:p>
          </table:table-cell>
        </table:table-row>
        <table:table-row table:style-name="ro1">
          <table:table-cell table:number-columns-repeated="11"/>
          <table:table-cell office:value-type="float" office:value="21" calcext:value-type="float">
            <text:p>21</text:p>
          </table:table-cell>
          <table:table-cell/>
          <table:table-cell office:value-type="float" office:value="0.706875106019077" calcext:value-type="float">
            <text:p>0.706875106019077</text:p>
          </table:table-cell>
        </table:table-row>
        <table:table-row table:style-name="ro1">
          <table:table-cell table:number-columns-repeated="11"/>
          <table:table-cell office:value-type="float" office:value="22" calcext:value-type="float">
            <text:p>22</text:p>
          </table:table-cell>
          <table:table-cell/>
          <table:table-cell office:value-type="float" office:value="0.764479540186996" calcext:value-type="float">
            <text:p>0.764479540186996</text:p>
          </table:table-cell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/>
          <table:table-cell office:value-type="float" office:value="0.611278689857786" calcext:value-type="float">
            <text:p>0.611278689857786</text:p>
          </table:table-cell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table:formula="of:=[.L28]*2"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/>
          <table:table-cell office:value-type="float" office:value="0.721130019980535" calcext:value-type="float">
            <text:p>0.721130019980535</text:p>
          </table:table-cell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/>
          <table:table-cell office:value-type="float" office:value="0.727137867487416" calcext:value-type="float">
            <text:p>0.727137867487416</text:p>
          </table:table-cell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/>
          <table:table-cell office:value-type="float" office:value="0.80297186644838" calcext:value-type="float">
            <text:p>0.80297186644838</text:p>
          </table:table-cell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/>
          <table:table-cell office:value-type="float" office:value="0.809897217314824" calcext:value-type="float">
            <text:p>0.809897217314824</text:p>
          </table:table-cell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formula="of:=[.L33]*2" office:value-type="float" office:value="60" calcext:value-type="float">
            <text:p>60</text:p>
          </table:table-cell>
          <table:table-cell office:value-type="float" office:value="0.79812759545199" calcext:value-type="float">
            <text:p>0.79812759545199</text:p>
          </table:table-cell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/>
          <table:table-cell office:value-type="float" office:value="0.834734987151045" calcext:value-type="float">
            <text:p>0.834734987151045</text:p>
          </table:table-cell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/>
          <table:table-cell office:value-type="float" office:value="0.859490391392375" calcext:value-type="float">
            <text:p>0.859490391392375</text:p>
          </table:table-cell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/>
          <table:table-cell office:value-type="float" office:value="0.828073724381231" calcext:value-type="float">
            <text:p>0.828073724381231</text:p>
          </table:table-cell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/>
          <table:table-cell office:value-type="float" office:value="0.656015795378313" calcext:value-type="float">
            <text:p>0.656015795378313</text:p>
          </table:table-cell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formula="of:=[.L38]*2" office:value-type="float" office:value="70" calcext:value-type="float">
            <text:p>70</text:p>
          </table:table-cell>
          <table:table-cell office:value-type="float" office:value="0.780786437312087" calcext:value-type="float">
            <text:p>0.780786437312087</text:p>
          </table:table-cell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/>
          <table:table-cell office:value-type="float" office:value="0.788723880106387" calcext:value-type="float">
            <text:p>0.788723880106387</text:p>
          </table:table-cell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/>
          <table:table-cell office:value-type="float" office:value="0.631127899632103" calcext:value-type="float">
            <text:p>0.631127899632103</text:p>
          </table:table-cell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/>
          <table:table-cell office:value-type="float" office:value="0.6901289032341" calcext:value-type="float">
            <text:p>0.6901289032341</text:p>
          </table:table-cell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formula="of:=[.L43]*2" office:value-type="float" office:value="80" calcext:value-type="float">
            <text:p>80</text:p>
          </table:table-cell>
          <table:table-cell office:value-type="float" office:value="0.45" calcext:value-type="float">
            <text:p>0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fo:page-width="841.69pt" fo:page-height="595.45pt" style:num-format="1" style:print-orientation="landscape" fo:margin-top="0pt" fo:margin-bottom="0pt" fo:margin-left="0pt" fo:margin-right="0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15:41:30.893757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1:04:23.102673466</meta:creation-date>
    <dc:date>2017-12-17T18:17:24.427436025</dc:date>
    <meta:editing-duration>PT16M55S</meta:editing-duration>
    <meta:editing-cycles>6</meta:editing-cycles>
    <meta:generator>LibreOffice/5.2.7.2$Linux_X86_64 LibreOffice_project/20m0$Build-2</meta:generator>
    <meta:document-statistic meta:table-count="3" meta:cell-count="359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5">
      <style:chart-properties chart:display-label="true" chart:tick-marks-major-inner="false" chart:tick-marks-major-outer="false" chart:logarithmic="false" chart:minimum="0.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symbol-type="none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222cm" svg:height="9.006cm" xlink:href=".." xlink:type="simple" chart:class="chart:line" chart:style-name="ch1">
        <chart:plot-area chart:style-name="ch2" table:cell-range-address="Sheet1.C6:Sheet1.D18" chart:data-source-has-labels="both" svg:x="0.304cm" svg:y="0.18cm" svg:width="14.614cm" svg:height="8.646cm">
          <chartooo:coordinate-region svg:x="0.881cm" svg:y="0.379cm" svg:width="13.85cm" svg:height="7.8cm"/>
          <chart:axis chart:dimension="x" chart:name="primary-x" chart:style-name="ch3" chartooo:axis-type="auto">
            <chartooo:date-scale/>
            <chart:categories table:cell-range-address="Sheet1.C7:Sheet1.C18"/>
          </chart:axis>
          <chart:axis chart:dimension="y" chart:name="primary-y" chart:style-name="ch4"/>
          <chart:series chart:style-name="ch5" chart:values-cell-range-address="Sheet1.D7:Sheet1.D18" chart:label-cell-address="Sheet1.D6:Sheet1.D6" chart:class="chart:line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dade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7:Sheet1.C18</svg:desc>
                </draw:g>
              </table:table-cell>
              <table:table-cell office:value-type="float" office:value="0.7">
                <text:p>0.7</text:p>
                <draw:g>
                  <svg:desc>Sheet1.D7:Sheet1.D1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64837475569359">
                <text:p>0.5648374755693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16964830548817">
                <text:p>0.5169648305488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6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66cc" dr3d:edge-rounding="5%"/>
      <style:text-properties fo:font-size="10pt" style:font-size-asian="10pt" style:font-size-complex="10pt"/>
    </style:style>
    <style:style style:name="ch7" style:family="chart" style:data-style-name="N126">
      <style:chart-properties chart:solid-type="cuboid"/>
    </style:style>
    <style:style style:name="ch8" style:family="chart">
      <style:chart-properties chart:solid-type="cuboid"/>
    </style:style>
    <style:style style:name="ch9" style:family="chart" style:data-style-name="N126">
      <style:chart-properties chart:symbol-type="none" chart:link-data-style-to-source="true"/>
      <style:graphic-properties svg:stroke-width="0.102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column-mapping="1 0" chart:style-name="ch1">
        <chart:legend chart:legend-position="end" svg:x="12.779cm" svg:y="3.955cm" style:legend-expansion="high" chart:style-name="ch2"/>
        <chart:plot-area chart:style-name="ch3" table:cell-range-address="Sheet1.D6:Sheet1.E18" chart:data-source-has-labels="row" svg:x="0.32cm" svg:y="0.18cm" svg:width="12.139cm" svg:height="8.646cm">
          <chartooo:coordinate-region svg:x="1.047cm" svg:y="0.38cm" svg:width="11.412cm" svg:height="7.799cm"/>
          <chart:axis chart:dimension="x" chart:name="primary-x" chart:style-name="ch4"/>
          <chart:axis chart:dimension="y" chart:name="primary-y" chart:style-name="ch5"/>
          <chart:series chart:style-name="ch6" chart:values-cell-range-address="Sheet1.E7:Sheet1.E18" chart:label-cell-address="Sheet1.E6:Sheet1.E6" chart:class="chart:bar">
            <chart:data-point chart:repeated="3"/>
            <chart:data-point chart:style-name="ch7"/>
            <chart:data-point chart:repeated="2"/>
            <chart:data-point chart:style-name="ch7"/>
            <chart:data-point chart:repeated="2"/>
            <chart:data-point chart:style-name="ch8"/>
            <chart:data-point chart:repeated="2"/>
          </chart:series>
          <chart:series chart:style-name="ch9" chart:values-cell-range-address="Sheet1.D7:Sheet1.D18" chart:label-cell-address="Sheet1.D6:Sheet1.D6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ites</text:p>
                <draw:g>
                  <svg:desc>Sheet1.E6:Sheet1.E6</svg:desc>
                </draw:g>
              </table:table-cell>
              <table:table-cell office:value-type="string">
                <text:p>Similaridade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7:Sheet1.E18</svg:desc>
                </draw:g>
              </table:table-cell>
              <table:table-cell office:value-type="float" office:value="0.7">
                <text:p>0.7</text:p>
                <draw:g>
                  <svg:desc>Sheet1.D7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564837475569359">
                <text:p>0.564837475569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16964830548817">
                <text:p>0.516964830548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5">
      <style:chart-properties chart:display-label="true" chart:tick-marks-major-inner="false" chart:tick-marks-major-outer="false" chart:logarithmic="false" chart:minimum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symbol-type="none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222cm" svg:height="9.006cm" xlink:href=".." xlink:type="simple" chart:class="chart:line" chart:style-name="ch1">
        <chart:plot-area chart:style-name="ch2" table:cell-range-address="Sheet2.A9:Sheet2.B49 Sheet1.D6:Sheet1.D6" chart:data-source-has-labels="both" svg:x="0.304cm" svg:y="0.18cm" svg:width="14.614cm" svg:height="8.646cm">
          <chartooo:coordinate-region svg:x="0.881cm" svg:y="0.38cm" svg:width="13.757cm" svg:height="7.799cm"/>
          <chart:axis chart:dimension="x" chart:name="primary-x" chart:style-name="ch3" chartooo:axis-type="auto">
            <chartooo:date-scale/>
            <chart:categories table:cell-range-address="Sheet2.A9:Sheet2.A49"/>
          </chart:axis>
          <chart:axis chart:dimension="y" chart:name="primary-y" chart:style-name="ch4"/>
          <chart:series chart:style-name="ch5" chart:values-cell-range-address="Sheet2.B9:Sheet2.B49" chart:label-cell-address="Sheet1.D6:Sheet1.D6" chart:class="chart:line">
            <chart:data-point chart:repeated="4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dade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A9:Sheet2.A49</svg:desc>
                </draw:g>
              </table:table-cell>
              <table:table-cell office:value-type="float" office:value="0.693967930878817">
                <text:p>0.693967930878817</text:p>
                <draw:g>
                  <svg:desc>Sheet2.B9:Sheet2.B4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9019070551118">
                <text:p>0.809019070551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4726770900019">
                <text:p>0.344726770900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4277876557051">
                <text:p>0.994277876557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9379860502563">
                <text:p>0.939379860502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5033417386582">
                <text:p>0.9550334173865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56321958981397">
                <text:p>0.856321958981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4492347358197">
                <text:p>0.924492347358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8120209277377">
                <text:p>0.928120209277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7480744295011">
                <text:p>0.427480744295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63030953468135">
                <text:p>0.863030953468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0915301912602">
                <text:p>0.760915301912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9646138091971">
                <text:p>0.619646138091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062531805723">
                <text:p>0.77062531805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3438620560987">
                <text:p>0.943438620560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3836069573357">
                <text:p>0.48383606957335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801909138218493">
                <text:p>0.801909138218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76358392210717">
                <text:p>0.476358392210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13390059941605">
                <text:p>0.813390059941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1413602462248">
                <text:p>0.831413602462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5891559934514">
                <text:p>1.05891559934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7969165194447">
                <text:p>1.07969165194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4438278635597">
                <text:p>1.04438278635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5420496145313">
                <text:p>1.1542049614531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22847117417712">
                <text:p>1.22847117417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3422117314369">
                <text:p>1.13422117314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8047386134939">
                <text:p>0.618047386134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2359311936262">
                <text:p>0.992359311936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1617164031916">
                <text:p>1.01617164031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43383698896308">
                <text:p>0.543383698896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03867097023">
                <text:p>0.7203867097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9788492813784">
                <text:p>0.9497884928137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1013005370487">
                <text:p>1.10130053704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5">
      <style:chart-properties chart:display-label="true" chart:tick-marks-major-inner="false" chart:tick-marks-major-outer="false" chart:logarithmic="false" chart:minimum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3.765cm" svg:height="9.961cm" xlink:href=".." xlink:type="simple" chart:class="chart:line" chart:style-name="ch1">
        <chart:plot-area chart:style-name="ch2" table:cell-range-address="Sheet2.A9:Sheet2.A49 Sheet1.D6:Sheet1.D6 Sheet2.G8:Sheet2.G48" chart:data-source-has-labels="both" svg:x="0.475cm" svg:y="0.199cm" svg:width="22.815cm" svg:height="9.563cm">
          <chartooo:coordinate-region svg:x="1.052cm" svg:y="0.398cm" svg:width="21.958cm" svg:height="8.717cm"/>
          <chart:axis chart:dimension="x" chart:name="primary-x" chart:style-name="ch3" chartooo:axis-type="auto">
            <chartooo:date-scale/>
            <chart:categories table:cell-range-address="Sheet2.A9:Sheet2.A49"/>
          </chart:axis>
          <chart:axis chart:dimension="y" chart:name="primary-y" chart:style-name="ch4"/>
          <chart:series chart:style-name="ch5" chart:values-cell-range-address="Sheet2.G8:Sheet2.G48" chart:label-cell-address="Sheet1.D6:Sheet1.D6" chart:class="chart:line">
            <chart:data-point chart:repeated="4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dade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A9:Sheet2.A49</svg:desc>
                </draw:g>
              </table:table-cell>
              <table:table-cell office:value-type="float" office:value="0.681322643626272">
                <text:p>0.681322643626272</text:p>
                <draw:g>
                  <svg:desc>Sheet2.G8:Sheet2.G4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9673023517039">
                <text:p>0.719673023517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9672399851809">
                <text:p>0.629672399851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6979114932559">
                <text:p>0.786979114932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142595885235">
                <text:p>0.78142595885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3126620167521">
                <text:p>0.763126620167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8344472462194">
                <text:p>0.7683444724621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440652993799">
                <text:p>0.735440652993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8164115786066">
                <text:p>0.758164115786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9373403092459">
                <text:p>0.759373403092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3698175352824">
                <text:p>0.833698175352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37676984489379">
                <text:p>0.737676984489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9098054844414">
                <text:p>0.679098054844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2555559676562">
                <text:p>0.8825555596765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03638433970867">
                <text:p>0.703638433970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6854861607657">
                <text:p>0.796854861607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6548712697324">
                <text:p>0.656548712697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69137686354583">
                <text:p>0.869137686354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18432277041324">
                <text:p>0.818432277041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06875106019077">
                <text:p>0.706875106019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4479540186996">
                <text:p>0.764479540186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1278689857786">
                <text:p>0.61127868985778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1130019980535">
                <text:p>0.721130019980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7137867487416">
                <text:p>0.727137867487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297186644838">
                <text:p>0.80297186644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9897217314824">
                <text:p>0.809897217314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812759545199">
                <text:p>0.79812759545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4734987151045">
                <text:p>0.83473498715104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859490391392375">
                <text:p>0.859490391392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28073724381231">
                <text:p>0.828073724381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6015795378313">
                <text:p>0.656015795378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0786437312087">
                <text:p>0.780786437312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8723880106387">
                <text:p>0.788723880106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1127899632103">
                <text:p>0.631127899632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01289032341">
                <text:p>0.6901289032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25">
      <style:chart-properties chart:display-label="true" chart:tick-marks-major-inner="false" chart:tick-marks-major-outer="false" chart:logarithmic="false" chart:minimum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25">
      <style:chart-properties chart:symbol-type="none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65cm" svg:height="9.961cm" xlink:href=".." xlink:type="simple" chart:class="chart:line" chart:style-name="ch1">
        <chart:plot-area chart:style-name="ch2" table:cell-range-address="Sheet3.M3:Sheet3.N38 Sheet1.D6:Sheet1.D6" chart:data-source-has-labels="both" svg:x="1.486cm" svg:y="0.199cm" svg:width="21.804cm" svg:height="8.582cm">
          <chartooo:coordinate-region svg:x="2.063cm" svg:y="0.398cm" svg:width="21.04cm" svg:height="7.736cm"/>
          <chart:axis chart:dimension="x" chart:name="primary-x" chart:style-name="ch3" chartooo:axis-type="auto">
            <chartooo:date-scale/>
            <chart:title svg:x="11.749cm" svg:y="8.98cm" chart:style-name="ch4">
              <text:p>Janelas</text:p>
            </chart:title>
            <chart:categories table:cell-range-address="Sheet3.M3:Sheet3.M38"/>
          </chart:axis>
          <chart:axis chart:dimension="y" chart:name="primary-y" chart:style-name="ch5">
            <chart:title svg:x="0.451cm" svg:y="5.473cm" chart:style-name="ch6">
              <text:p>Similaridade</text:p>
            </chart:title>
          </chart:axis>
          <chart:series chart:style-name="ch7" chart:values-cell-range-address="Sheet3.N3:Sheet3.N38" chart:label-cell-address="Sheet1.D6:Sheet1.D6" chart:class="chart:line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dade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3.M3:Sheet3.M38</svg:desc>
                </draw:g>
              </table:table-cell>
              <table:table-cell office:value-type="float" office:value="0.681322643626272">
                <text:p>0.681322643626272</text:p>
                <draw:g>
                  <svg:desc>Sheet3.N3:Sheet3.N3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9673023517039">
                <text:p>0.719673023517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9672399851809">
                <text:p>0.629672399851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6979114932559">
                <text:p>0.786979114932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8142595885235">
                <text:p>0.78142595885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3126620167521">
                <text:p>0.763126620167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8344472462194">
                <text:p>0.768344472462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35440652993799">
                <text:p>0.735440652993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8164115786066">
                <text:p>0.7581641157860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59373403092459">
                <text:p>0.759373403092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3698175352824">
                <text:p>0.833698175352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37676984489379">
                <text:p>0.737676984489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9098054844414">
                <text:p>0.6790980548444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82555559676562">
                <text:p>0.882555559676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03638433970867">
                <text:p>0.703638433970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6854861607657">
                <text:p>0.796854861607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6548712697324">
                <text:p>0.656548712697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69137686354583">
                <text:p>0.8691376863545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18432277041324">
                <text:p>0.818432277041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06875106019077">
                <text:p>0.706875106019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4479540186996">
                <text:p>0.764479540186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1278689857786">
                <text:p>0.611278689857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1130019980535">
                <text:p>0.721130019980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7137867487416">
                <text:p>0.727137867487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297186644838">
                <text:p>0.80297186644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9897217314824">
                <text:p>0.8098972173148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9812759545199">
                <text:p>0.79812759545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4734987151045">
                <text:p>0.834734987151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59490391392375">
                <text:p>0.859490391392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28073724381231">
                <text:p>0.828073724381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6015795378313">
                <text:p>0.65601579537831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80786437312087">
                <text:p>0.7807864373120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